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, Arial, sans-serif"/>
    <style:font-face style:name="Lohit Devanagari1" svg:font-family="'Lohit Devanagari'"/>
    <style:font-face style:name="Source Sans Pro" svg:font-family="'Source Sans Pro', 'Helvetica Neue', Helvetica, 'Arial sans-serif'"/>
    <style:font-face style:name="times new roman" svg:font-family="'times new roman', 'new york', times, serif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style:font-name="Verdana" fo:font-size="10pt" style:font-size-asian="10pt" style:font-size-complex="10pt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3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size-complex="10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Verdana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Verdana" fo:font-size="10pt" style:font-size-asian="10pt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color="#000000"/>
    </style:style>
    <style:style style:name="T4" style:family="text">
      <style:text-properties fo:letter-spacing="normal"/>
    </style:style>
    <style:style style:name="T5" style:family="text">
      <style:text-properties fo:font-style="normal"/>
    </style:style>
    <style:style style:name="T6" style:family="text">
      <style:text-properties fo:font-weight="bold"/>
    </style:style>
    <style:style style:name="T7" style:family="text">
      <style:text-properties style:font-weight-asian="bold"/>
    </style:style>
    <style:style style:name="T8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k:</text:p>
      <text:p text:style-name="P3"><text:a xlink:type="simple" xlink:href="http://java.no/submitit/index.html">http://java.no/submitit/index.html</text:a></text:p>
      <text:p text:style-name="P3"/>
      <text:p text:style-name="P3"><text:a xlink:type="simple" xlink:href="https://www.youtube.com/watch?v=kLO1djacsfg">https://www.youtube.com/watch?v=kLO1djacsfg</text:a></text:p>
      <text:p text:style-name="P3"/>
      <text:p text:style-name="P3">Title:</text:p>
      <text:p text:style-name="P4">High Performance Design</text:p>
      <text:p text:style-name="P4"/>
      <text:p text:style-name="P3">Abstract (300 words):</text:p>
      <text:p text:style-name="P5">How to use TDD to create a thread-safe, lock-free, high-performance cache by using knowledge of how modern processors are designed.</text:p>
      <text:p text:style-name="P5"/>
      <text:p text:style-name="P7">Outline:</text:p>
      <text:p text:style-name="P7"/>
      <text:p text:style-name="P6">Pace is 1 slide per minute:</text:p>
      <text:p text:style-name="P7"/>
      <text:p text:style-name="P6">Slide 1: 2 method generic Cache interface we want to implement (put and get)</text:p>
      <text:p text:style-name="P6"/>
      <text:p text:style-name="P6">Slide 2: how to write a performance test</text:p>
      <text:p text:style-name="P6"/>
      <text:p text:style-name="P6">Slide 3: design is an iterative process not a thing you do once!</text:p>
      <text:p text:style-name="P6"/>
      <text:p text:style-name="P6">Slide 4: synchronized map implementation and performance result</text:p>
      <text:p text:style-name="P6"/>
      <text:p text:style-name="P6">Slide 5: concurrent map implementation and performance result</text:p>
      <text:p text:style-name="P6"/>
      <text:p text:style-name="P6">Slide 6: modern CPU architecture diagram to show cache lines</text:p>
      <text:p text:style-name="P6"/>
      <text:p text:style-name="P6">Slide 7: array-based implementation using eager set and performance result</text:p>
      <text:p text:style-name="P6"/>
      <text:p text:style-name="P6">Slide 8: modern CPU architecture diagram to show load and store buffers</text:p>
      <text:p text:style-name="P6"/>
      <text:p text:style-name="P6">Slide 9: array-based implementation using lazy set and performance result</text:p>
      <text:p text:style-name="P6"/>
      <text:p text:style-name="P6">Slide 10: links for more information</text:p>
      <text:p text:style-name="P5"/>
      <text:p text:style-name="P7">Level:</text:p>
      <text:p text:style-name="P5">Advanced</text:p>
      <text:p text:style-name="P5"/>
      <text:p text:style-name="P7">Expected audience:</text:p>
      <text:p text:style-name="P5"/>
      <text:p text:style-name="P5">Anyone interested in writing high performance code. This talk starts with how we approach the problem and then shows a few design iterations that get faster and faster by understanding how modern processors are designed.</text:p>
      <text:p text:style-name="P5"/>
      <text:p text:style-name="P8">Speaker Bio:</text:p>
      <text:p text:style-name="P1"><text:span text:style-name="T2">I'm a core Java developer at LMAX Exchange in London. <text:s/>We operate a financial exchange that is capable of handling 20,000 orders per second with a mean latency of 1.5 milliseconds.</text:span></text:p>
      <text:p text:style-name="P1"><text:span text:style-name="T2"/></text:p>
      <text:p text:style-name="P1"><text:span text:style-name="T2">We continually aim to improve our performance by using TDD and this talk is a condensed version of our approach applied to a simple caching problem.</text:span></text:p>
      <text:p text:style-name="P1"><text:span text:style-name="T2"/></text:p>
      <text:p text:style-name="P2">Before working at LMAX I worked at an investment bank, a hedge fund and a corporate research l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, Arial, sans-serif"/>
    <style:font-face style:name="Lohit Devanagari1" svg:font-family="'Lohit Devanagari'"/>
    <style:font-face style:name="Source Sans Pro" svg:font-family="'Source Sans Pro', 'Helvetica Neue', Helvetica, 'Arial sans-serif'"/>
    <style:font-face style:name="times new roman" svg:font-family="'times new roman', 'new york', times, serif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 Zeeb</meta:initial-creator>
    <meta:creation-date>2013-04-12T14:22:14</meta:creation-date>
    <dc:date>2013-04-12T15:28:47</dc:date>
    <dc:creator>Nick Zeeb</dc:creator>
    <meta:editing-duration>PT00H49M43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27" meta:word-count="252" meta:character-count="1605"/>
  </office:meta>
</office:document-meta>
</file>